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80" draw:fill="hatch" draw:fill-color="#99cc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2.065cm" svg:x="7.005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.31cm" svg:x="0.735cm" svg:y="0.725cm">
          <draw:text-box>
            <text:p><text:span text:style-name="T1">MoveIt Setup Assistant</text:span></text:p>
            <text:p><text:span text:style-name="T2">API Overview</text:span></text:p>
          </draw:text-box>
        </draw:frame>
        <draw:custom-shape draw:style-name="gr3" draw:text-style-name="P3" draw:id="id2" draw:layer="layout" svg:width="3.284cm" svg:height="1.117cm" svg:x="6.755cm" svg:y="4.898cm">
          <text:p text:style-name="P1"><text:span text:style-name="T3">navigatio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385cm" svg:y1="6.132cm" svg:x2="6.755cm" svg:y2="5.456cm" draw:start-shape="id1" draw:start-glue-point="1" draw:end-shape="id2" draw:end-glue-point="3" svg:d="m5385 6132h501l368-676h501">
          <text:p/>
        </draw:connector>
        <draw:custom-shape draw:style-name="gr5" draw:text-style-name="P3" draw:id="id3" draw:layer="layout" svg:width="4.655cm" svg:height="1.905cm" svg:x="0.73cm" svg:y="2.64cm">
          <text:p text:style-name="P1"><text:span text:style-name="T4">setup_assistant_main</text:span></text:p>
          <text:p text:style-name="P1"><text:span text:style-name="T5">Startup bin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17.78cm" svg:y="0.635cm">
          <draw:text-box>
            <text:p text:style-name="P4"><text:span text:style-name="T6">15 Jun 2012</text:span></text:p>
          </draw:text-box>
        </draw:frame>
        <draw:custom-shape draw:style-name="gr5" draw:text-style-name="P3" draw:id="id1" draw:layer="layout" svg:width="4.655cm" svg:height="1.905cm" svg:x="0.73cm" svg:y="5.18cm">
          <text:p text:style-name="P1"><text:span text:style-name="T4">setup_assistant_widget</text:span></text:p>
          <text:p text:style-name="P1"><text:span text:style-name="T5">Main Qt Window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id="id4" draw:layer="layout" svg:width="6.577cm" svg:height="1.117cm" svg:x="6.255cm" svg:y="7.873cm">
            <text:p text:style-name="P1"><text:span text:style-name="T7">start_screen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id="id5" draw:layer="layout" svg:width="6.577cm" svg:height="1.117cm" svg:x="6.255cm" svg:y="9.143cm">
            <text:p text:style-name="P1"><text:span text:style-name="T7">planning_group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id="id6" draw:layer="layout" svg:width="6.577cm" svg:height="1.117cm" svg:x="6.256cm" svg:y="10.429cm">
            <text:p text:style-name="P1"><text:span text:style-name="T7">compute_default_collision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id="id7" draw:layer="layout" svg:width="6.577cm" svg:height="1.117cm" svg:x="6.257cm" svg:y="11.745cm">
            <text:p text:style-name="P1"><text:span text:style-name="T7">robot_pose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id="id8" draw:layer="layout" svg:width="6.577cm" svg:height="1.117cm" svg:x="6.258cm" svg:y="13.046cm">
            <text:p text:style-name="P1"><text:span text:style-name="T7">configuration_file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3" draw:id="id9" draw:layer="layout" svg:width="3.284cm" svg:height="1.117cm" svg:x="6.755cm" svg:y="6.168cm">
          <text:p text:style-name="P1"><text:span text:style-name="T3">header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057cm" svg:y1="4.545cm" svg:x2="3.057cm" svg:y2="5.18cm" draw:start-shape="id3" draw:start-glue-point="2" draw:end-shape="id1" draw:end-glue-point="0" svg:d="m3057 4545v635">
          <text:p/>
        </draw:connector>
        <draw:connector draw:style-name="gr7" draw:text-style-name="P1" draw:layer="layout" draw:type="lines" svg:x1="3.057cm" svg:y1="7.085cm" svg:x2="6.255cm" svg:y2="8.431cm" draw:start-shape="id1" draw:start-glue-point="2" draw:end-shape="id4" svg:d="m3057 7085v501l2696 845h502">
          <text:p/>
        </draw:connector>
        <draw:connector draw:style-name="gr7" draw:text-style-name="P1" draw:layer="layout" draw:type="lines" svg:x1="3.057cm" svg:y1="7.085cm" svg:x2="6.255cm" svg:y2="9.701cm" draw:start-shape="id1" draw:start-glue-point="2" draw:end-shape="id5" svg:d="m3057 7085v501l2696 2115h502">
          <text:p/>
        </draw:connector>
        <draw:connector draw:style-name="gr7" draw:text-style-name="P1" draw:layer="layout" draw:type="lines" svg:x1="3.057cm" svg:y1="7.085cm" svg:x2="6.256cm" svg:y2="10.987cm" draw:start-shape="id1" draw:start-glue-point="2" draw:end-shape="id6" draw:end-glue-point="3" svg:d="m3057 7085v501l2697 3401h502">
          <text:p/>
        </draw:connector>
        <draw:connector draw:style-name="gr7" draw:text-style-name="P1" draw:layer="layout" draw:type="lines" svg:x1="3.057cm" svg:y1="7.085cm" svg:x2="6.257cm" svg:y2="12.303cm" draw:start-shape="id1" draw:start-glue-point="2" draw:end-shape="id7" draw:end-glue-point="3" svg:d="m3057 7085v501l2698 4717h502">
          <text:p/>
        </draw:connector>
        <draw:connector draw:style-name="gr7" draw:text-style-name="P1" draw:layer="layout" draw:type="lines" svg:x1="3.057cm" svg:y1="7.085cm" svg:x2="6.258cm" svg:y2="13.604cm" draw:start-shape="id1" draw:start-glue-point="2" draw:end-shape="id8" svg:d="m3057 7085v501l2699 6018h502">
          <text:p/>
        </draw:connector>
        <draw:connector draw:style-name="gr4" draw:text-style-name="P1" draw:layer="layout" draw:type="lines" svg:x1="5.385cm" svg:y1="6.132cm" svg:x2="6.755cm" svg:y2="6.726cm" draw:start-shape="id1" draw:start-glue-point="1" draw:end-shape="id9" draw:end-glue-point="3" svg:d="m5385 6132h501l368 594h501">
          <text:p/>
        </draw:connector>
        <draw:custom-shape draw:style-name="gr5" draw:text-style-name="P3" draw:id="id11" draw:layer="layout" svg:width="4.655cm" svg:height="1.905cm" svg:x="7.218cm" svg:y="17.51cm">
          <text:p text:style-name="P1"><text:span text:style-name="T4">moveit_config_data</text:span></text:p>
          <text:p text:style-name="P1"><text:span text:style-name="T5">Holds all configuration files and SRDF data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0" draw:layer="layout" svg:width="6.615cm" svg:height="1.117cm" svg:x="14.175cm" svg:y="10.413cm">
          <text:p text:style-name="P1"><text:span text:style-name="T7">compute_default_collisions_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833cm" svg:y1="10.987cm" svg:x2="14.175cm" svg:y2="10.971cm" draw:start-shape="id6" draw:start-glue-point="1" draw:end-shape="id10" draw:end-glue-point="3" svg:d="m12833 10987 1342-16">
          <text:p/>
        </draw:connector>
        <draw:custom-shape draw:style-name="gr5" draw:text-style-name="P3" draw:id="id12" draw:layer="layout" svg:width="4.655cm" svg:height="1.905cm" svg:x="14.325cm" svg:y="16.34cm">
          <text:p text:style-name="P1"><text:span text:style-name="T4">srdf_writer</text:span></text:p>
          <text:p text:style-name="P1"><text:span text:style-name="T5">Holds SRDF data and writes to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3cm" svg:y1="18.462cm" svg:x2="14.325cm" svg:y2="17.292cm" draw:start-shape="id11" draw:start-glue-point="1" draw:end-shape="id12" draw:end-glue-point="3" svg:d="m11873 18462h501l1449-1170h502">
          <text:p/>
        </draw:connector>
        <draw:custom-shape draw:style-name="gr9" draw:text-style-name="P3" draw:id="id13" draw:layer="layout" svg:width="4.655cm" svg:height="1.905cm" svg:x="14.325cm" svg:y="19.01cm">
          <text:p text:style-name="P1"><text:span text:style-name="T4">srdf_parser</text:span></text:p>
          <text:p text:style-name="P1"><text:span text:style-name="T5">Reads S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14" draw:layer="layout" svg:width="4.655cm" svg:height="1.905cm" svg:x="7.218cm" svg:y="20.955cm">
          <text:p text:style-name="P1"><text:span text:style-name="T4">urdf_interface</text:span></text:p>
          <text:p text:style-name="P1"><text:span text:style-name="T5">Reads U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3cm" svg:y1="18.462cm" svg:x2="14.325cm" svg:y2="19.962cm" draw:start-shape="id11" draw:start-glue-point="1" draw:end-shape="id13" draw:end-glue-point="3" svg:d="m11873 18462h501l1449 1500h502">
          <text:p/>
        </draw:connector>
        <draw:frame draw:style-name="gr10" draw:text-style-name="P6" draw:layer="layout" svg:width="2.687cm" svg:height="0.599cm" svg:x="8.202cm" svg:y="15.564cm">
          <draw:text-box>
            <text:p><text:span text:style-name="T8">(shared pointer)</text:span></text:p>
          </draw:text-box>
        </draw:frame>
        <draw:connector draw:style-name="gr7" draw:text-style-name="P1" draw:layer="layout" draw:type="lines" svg:x1="9.545cm" svg:y1="20.955cm" svg:x2="9.545cm" svg:y2="19.415cm" draw:start-shape="id14" draw:start-glue-point="0" draw:end-shape="id11" draw:end-glue-point="2" svg:d="m9545 20955v-502-537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6-18T20:29:18</dc:date>
    <dc:creator>David Coleman</dc:creator>
    <meta:editing-duration>PT30H57M42S</meta:editing-duration>
    <meta:editing-cycles>24</meta:editing-cycles>
    <meta:generator>OpenOffice.org/3.2$Unix OpenOffice.org_project/320m12$Build-9483</meta:generator>
    <meta:printed-by>David Coleman</meta:printed-by>
    <meta:print-date>2012-06-08T13:46:18</meta:print-date>
    <meta:document-statistic meta:object-count="31"/>
  </office:meta>
</office:document-meta>
</file>